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1642in" svg:y="0.1126in">
            <draw:object draw:notify-on-update-of-ranges="Sheet1.A1:Sheet1.A6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6:33:34.032686957</meta:creation-date>
    <dc:date>2017-05-31T16:34:35.566011363</dc:date>
    <meta:editing-duration>P0D</meta:editing-duration>
    <meta:editing-cycles>1</meta:editing-cycles>
    <meta:document-statistic meta:table-count="1" meta:cell-count="636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Sheet1.A1:Sheet1.A636" svg:x="0.32cm" svg:y="0.18cm" svg:width="12.534cm" svg:height="8.64cm">
          <chartooo:coordinate-region svg:x="1.127cm" svg:y="0.38cm" svg:width="11.727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636" chart:class="chart:line">
            <chart:data-point chart:repeated="6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">
                <text:p>129</text:p>
                <draw:g>
                  <svg:desc>Sheet1.A1:Sheet1.A6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17">
                <text:p>6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